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7.608cm"/>
    </style:style>
    <style:style style:name="co4" style:family="table-column">
      <style:table-column-properties fo:break-before="auto" style:column-width="5.138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4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global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office:value-type="string">
            <text:p>[a-z]+\s*:</text:p>
          </table:table-cell>
          <table:table-cell office:value-type="string">
            <text:p>Attribute name</text:p>
          </table:table-cell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2"/>
          <table:table-cell office:value-type="string">
            <text:p>[^}]+}</text:p>
          </table:table-cell>
          <table:table-cell office:value-type="string">
            <text:p>Attribute value</text:p>
          </table:table-cell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2"/>
          <table:table-cell office:value-type="string">
            <text:p>(?:edge|global|graph|group|node)(?:\.[a-z]+)?</text:p>
          </table:table-cell>
          <table:table-cell office:value-type="string">
            <text:p>Class name</text:p>
          </table:table-cell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2"/>
          <table:table-cell office:value-type="string">
            <text:p>(?:-&gt;|--)</text:p>
          </table:table-cell>
          <table:table-cell office:value-type="string">
            <text:p>Edge nam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lobal</text:p>
          </table:table-cell>
          <table:table-cell table:number-columns-repeated="2"/>
          <table:table-cell office:value-type="string">
            <text:p>[a-zA-Z_][a-zA-Z_0-9]*</text:p>
          </table:table-cell>
          <table:table-cell office:value-type="string">
            <text:p>Event name</text:p>
          </table:table-cell>
        </table:table-row>
        <table:table-row table:style-name="ro1">
          <table:table-cell table:number-columns-repeated="7"/>
          <table:table-cell office:value-type="string">
            <text:p>[a-zA-Z_.][a-zA-Z_0-9. ]*:</text:p>
          </table:table-cell>
          <table:table-cell office:value-type="string">
            <text:p>Group name</text:p>
          </table:table-cell>
        </table:table-row>
        <table:table-row table:style-name="ro1">
          <table:table-cell table:number-columns-repeated="7"/>
          <table:table-cell office:value-type="string">
            <text:p>[^\]]*]</text:p>
          </table:table-cell>
          <table:table-cell office:value-type="string">
            <text:p>Node name</text:p>
          </table:table-cell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,</text:p>
          </table:table-cell>
          <table:table-cell office:value-type="string">
            <text:p>daisy_chain_class</text:p>
          </table:table-cell>
          <table:table-cell office:value-type="string">
            <text:p>validate_class_name</text:p>
          </table:table-cell>
          <table:table-cell/>
          <table:table-cell office:value-type="string">
            <text:p>[a-zA-Z_][a-zA-Z_0-9]*</text:p>
          </table:table-cell>
          <table:table-cell office:value-type="string">
            <text:p>State name</text:p>
          </table:table-cell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rt_class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2"/>
          <table:table-cell office:value-type="string">
            <text:p>[a-zA-Z_0-9. ]</text:p>
          </table:table-cell>
          <table:table-cell office:value-type="string">
            <text:p>Real node name</text:p>
          </table:table-cell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\s+</text:p>
          </table:table-cell>
          <table:table-cell office:value-type="string">
            <text:p>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class_attribute</text:p>
          </table:table-cell>
          <table:table-cell table:formula="of:=[.H2]" office:value-type="string" office:string-value="[a-z]+\s*:">
            <text:p>[a-z]+\s*:</text:p>
          </table:table-cell>
          <table:table-cell office:value-type="string">
            <text:p>class_attribute_value</text:p>
          </table:table-cell>
          <table:table-cell/>
          <table:table-cell office:value-type="string">
            <text:p>save_class_attribut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class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lass_attribute_value</text:p>
          </table:table-cell>
          <table:table-cell table:formula="of:=[.H3]" office:value-type="string" office:string-value="[^}]+}">
            <text:p>[^}]+}</text:p>
          </table:table-cell>
          <table:table-cell office:value-type="string">
            <text:p>post_class_attribute</text:p>
          </table:table-cell>
          <table:table-cell office:value-type="string">
            <text:p>validate_class_attribute_name</text:p>
          </table:table-cell>
          <table:table-cell office:value-type="string">
            <text:p>save_class_attribute_valu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aisy_chain_class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post_class_attribute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 office:value-type="string">
            <text:p>validate_class_attribute_value</text:p>
          </table:table-cell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class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group</text:p>
          </table:table-cell>
          <table:table-cell table:formula="of:=[.H7]" office:value-type="string" office:string-value="[a-zA-Z_.][a-zA-Z_0-9. ]*:">
            <text:p>[a-zA-Z_.][a-zA-Z_0-9. ]*:</text:p>
          </table:table-cell>
          <table:table-cell office:value-type="string">
            <text:p>group</text:p>
          </table:table-cell>
          <table:table-cell office:value-type="string">
            <text:p>push_group</text:p>
          </table:table-cell>
          <table:table-cell office:value-type="string">
            <text:p>save_group_name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oup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 office:value-type="string">
            <text:p>validate_group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group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pop_gro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rt_node</text:p>
          </table:table-cell>
          <table:table-cell table:formula="of:=[.H8]" office:value-type="string" office:string-value="[^\]]*]">
            <text:p>[^\]]*]</text:p>
          </table:table-cell>
          <table:table-cell office:value-type="string">
            <text:p>post_node</text:p>
          </table:table-cell>
          <table:table-cell/>
          <table:table-cell office:value-type="string">
            <text:p>save_nod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nod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validate_node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attribute</text:p>
          </table:table-cell>
          <table:table-cell table:formula="of:=[.H2]" office:value-type="string" office:string-value="[a-z]+\s*:">
            <text:p>[a-z]+\s*:</text:p>
          </table:table-cell>
          <table:table-cell office:value-type="string">
            <text:p>attribute_value</text:p>
          </table:table-cell>
          <table:table-cell/>
          <table:table-cell office:value-type="string">
            <text:p>save_attribut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value</text:p>
          </table:table-cell>
          <table:table-cell table:formula="of:=[.H3]" office:value-type="string" office:string-value="[^}]+}">
            <text:p>[^}]+}</text:p>
          </table:table-cell>
          <table:table-cell office:value-type="string">
            <text:p>post_attribute</text:p>
          </table:table-cell>
          <table:table-cell office:value-type="string">
            <text:p>validate_attribute_name</text:p>
          </table:table-cell>
          <table:table-cell office:value-type="string">
            <text:p>save_attribute_valu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attribute</text:p>
          </table:table-cell>
          <table:table-cell office:value-type="string">
            <text:p>\(</text:p>
          </table:table-cell>
          <table:table-cell office:value-type="string">
            <text:p>start_group</text:p>
          </table:table-cell>
          <table:table-cell office:value-type="string">
            <text:p>validate_attribute_val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rt_edg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save_edge_name</text:p>
          </table:table-cell>
          <table:table-cell office:value-type="string">
            <text:p>validate_edg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node</text:p>
          </table:table-cell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edge</text:p>
          </table:table-cell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edg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16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 Savage</meta:initial-creator>
    <meta:creation-date>2011-05-20T18:22:59</meta:creation-date>
    <dc:date>2011-11-03T16:32:29</dc:date>
    <meta:editing-duration>P9DT19H53M20S</meta:editing-duration>
    <meta:editing-cycles>77</meta:editing-cycles>
    <meta:generator>LibreOffice/3.3$Unix LibreOffice_project/330m19$Build-301</meta:generator>
    <meta:document-statistic meta:table-count="3" meta:cell-count="196" meta:object-count="0"/>
  </office:meta>
</office:document-meta>
</file>